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6:16:22.448428279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16:17:42.742022812</dc:date>
    <meta:editing-cycles>204</meta:editing-cycles>
    <meta:editing-duration>P5DT5H2M17S</meta:editing-duration>
    <meta:generator>LibreOffice/7.2.4.1$Linux_X86_64 LibreOffice_project/20$Build-1</meta:generator>
    <meta:document-statistic meta:table-count="1" meta:cell-count="4000" meta:object-count="0"/>
  </office:meta>
</office:document-meta>
</file>